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54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800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8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Tahoma" fo:font-size="8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3" table:default-cell-style-name="ce2"/>
        <table:table-column table:style-name="co2" table:number-columns-repeated="1022" table:default-cell-style-name="ce2"/>
        <table:table-row table:style-name="ro3">
          <table:table-cell table:style-name="ce1" office:value-type="string">
            <text:p>Názov</text:p>
          </table:table-cell>
          <table:table-cell table:style-name="ce1" office:value-type="string">
            <text:p>bielkoviny</text:p>
          </table:table-cell>
          <table:table-cell table:style-name="ce1" office:value-type="string">
            <text:p>sacharidy</text:p>
          </table:table-cell>
          <table:table-cell table:style-name="ce1" office:value-type="string">
            <text:p>tuky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Acidko 1%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Acidko pomaranč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Ananás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22.1">
            <text:p>22.1</text:p>
          </table:table-cell>
          <table:table-cell table:style-name="ce3" office:value-type="float" office:value="0.2">
            <text:p>0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Bake roll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7">
            <text:p>1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Banán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Brokolica</text:p>
          </table:table-cell>
          <table:table-cell table:style-name="ce3" office:value-type="float" office:value="4.4">
            <text:p>4.4</text:p>
          </table:table-cell>
          <table:table-cell table:style-name="ce3" office:value-type="float" office:value="2.9">
            <text:p>2.9</text:p>
          </table:table-cell>
          <table:table-cell table:style-name="ce3" office:value-type="float" office:value="0.9">
            <text:p>0.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Brokolica - Bonduelle - mrazená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4.9">
            <text:p>4.9</text:p>
          </table:table-cell>
          <table:table-cell table:style-name="ce3" office:value-type="float" office:value="0.1">
            <text:p>0.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Broskyne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0.2">
            <text:p>0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ibuľ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0.2">
            <text:p>0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ukor - včelí med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77.9">
            <text:p>77.9</text:p>
          </table:table-cell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ukor vanilkový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7.5">
            <text:p>97.5</text:p>
          </table:table-cell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resing cesnakový - Spak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20.6">
            <text:p>20.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resing Modrý syr - Spak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Fazuľa</text:p>
          </table:table-cell>
          <table:table-cell table:style-name="ce3" office:value-type="float" office:value="21.4">
            <text:p>21.4</text:p>
          </table:table-cell>
          <table:table-cell table:style-name="ce3" office:value-type="float" office:value="61.6">
            <text:p>61.6</text:p>
          </table:table-cell>
          <table:table-cell table:style-name="ce3" office:value-type="float" office:value="1.6">
            <text:p>1.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Fazule biele v paradajkovej omáčke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.5">
            <text:p>3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Fazule s kuk. v chili om. - Bonduelle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3.1">
            <text:p>3.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Fazuľové strúčk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0.2">
            <text:p>0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Horalka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54.5">
            <text:p>54.5</text:p>
          </table:table-cell>
          <table:table-cell table:style-name="ce3" office:value-type="float" office:value="31.6">
            <text:p>31.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Horčica - dionsk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Horčica - plnotučná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Hranolky</text:p>
          </table:table-cell>
          <table:table-cell table:style-name="ce3" office:value-type="float" office:value="3.59">
            <text:p>3.59</text:p>
          </table:table-cell>
          <table:table-cell table:style-name="ce3" office:value-type="float" office:value="35.83">
            <text:p>35.83</text:p>
          </table:table-cell>
          <table:table-cell table:style-name="ce3" office:value-type="float" office:value="13.83">
            <text:p>13.8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Hrebeň makový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60.3">
            <text:p>60.3</text:p>
          </table:table-cell>
          <table:table-cell table:style-name="ce3" office:value-type="float" office:value="8.5">
            <text:p>8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Hrušky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0.4">
            <text:p>0.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hlieb maca - cibuľový</text:p>
          </table:table-cell>
          <table:table-cell table:style-name="ce3" office:value-type="float" office:value="10.4">
            <text:p>10.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8">
            <text:p>3.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hlieb maces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79.8">
            <text:p>79.8</text:p>
          </table:table-cell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hlieb žitný</text:p>
          </table:table-cell>
          <table:table-cell table:style-name="ce3" office:value-type="float" office:value="4.3">
            <text:p>4.3</text:p>
          </table:table-cell>
          <table:table-cell table:style-name="ce3" office:value-type="float" office:value="36.5">
            <text:p>36.5</text:p>
          </table:table-cell>
          <table:table-cell table:style-name="ce3" office:value-type="float" office:value="1.3">
            <text:p>1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ablko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0.4">
            <text:p>0.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Danone 7 tromfov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Danone Activia biely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5.9">
            <text:p>5.9</text:p>
          </table:table-cell>
          <table:table-cell table:style-name="ce3" office:value-type="float" office:value="3.3">
            <text:p>3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Danone Activia müsli</text:p>
          </table:table-cell>
          <table:table-cell table:style-name="ce3" office:value-type="float" office:value="3.7">
            <text:p>3.7</text:p>
          </table:table-cell>
          <table:table-cell table:style-name="ce3" office:value-type="float" office:value="15.2">
            <text:p>15.2</text:p>
          </table:table-cell>
          <table:table-cell table:style-name="ce3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Danone Activia ovocny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2.6">
            <text:p>2.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Danone Vitalinea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0.1">
            <text:p>0.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Danone Vitalinea biely</text:p>
          </table:table-cell>
          <table:table-cell table:style-name="ce3" office:value-type="float" office:value="4.9">
            <text:p>4.9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0.1">
            <text:p>0.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Danone Vitalinea marhuľa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0.1">
            <text:p>0.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Danone Vitalinea višňa, ananás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0.1">
            <text:p>0.1</text:p>
          </table:table-cell>
          <table:table-cell table:number-columns-repeated="1019"/>
        </table:table-row>
        <table:table-row table:style-name="ro3">
          <table:table-cell table:style-name="ce1" office:value-type="string">
            <office:annotation draw:style-name="gr1" draw:text-style-name="P1" svg:width="0.896cm" svg:height="1.941cm" svg:x="10.889cm" svg:y="19.031cm" draw:caption-point-x="-0.394cm" draw:caption-point-y="0.274cm">
              <dc:date>2023-07-15T00:00:00</dc:date>
              <text:p text:style-name="P1"><text:span text:style-name="T1">Pripravený z:</text:span></text:p>
              <text:p text:style-name="P1"><text:span text:style-name="T1"><text:s text:c="2"/></text:span><text:span text:style-name="T2">150 g Danone Activia biely</text:span></text:p>
              <text:p text:style-name="P1"><text:span text:style-name="T2">1000 g mlieko polotučné</text:span></text:p>
            </office:annotation>
            <text:p>Jogurt domáci</text:p>
          </table:table-cell>
          <table:table-cell table:style-name="ce3" office:value-type="float" office:value="3.42">
            <text:p>3.42</text:p>
          </table:table-cell>
          <table:table-cell table:style-name="ce3" office:value-type="float" office:value="4.94">
            <text:p>4.94</text:p>
          </table:table-cell>
          <table:table-cell table:style-name="ce3" office:value-type="float" office:value="1.73">
            <text:p>1.7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Rajo Klasik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2.5">
            <text:p>2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Rajo Nízkotučný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0.1">
            <text:p>0.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gurt Rajo Nízkotučný biely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0.1">
            <text:p>0.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aleráb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0.2">
            <text:p>0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apusta biela hlávková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0.2">
            <text:p>0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apusta červená hlávková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apusta čínska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arfiol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4.4">
            <text:p>4.4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nedle na pare</text:p>
          </table:table-cell>
          <table:table-cell table:style-name="ce3" office:value-type="float" office:value="6.94">
            <text:p>6.94</text:p>
          </table:table-cell>
          <table:table-cell table:style-name="ce3" office:value-type="float" office:value="42.25">
            <text:p>42.25</text:p>
          </table:table-cell>
          <table:table-cell table:style-name="ce3" office:value-type="float" office:value="1.56">
            <text:p>1.5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okos strúhaný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68.8">
            <text:p>68.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ukurica sterilizovaná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44.7">
            <text:p>44.7</text:p>
          </table:table-cell>
          <table:table-cell table:style-name="ce3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ura pečené</text:p>
          </table:table-cell>
          <table:table-cell table:style-name="ce3" office:value-type="float" office:value="12.64">
            <text:p>12.64</text:p>
          </table:table-cell>
          <table:table-cell table:style-name="ce3" office:value-type="float" office:value="1.08">
            <text:p>1.08</text:p>
          </table:table-cell>
          <table:table-cell table:style-name="ce3" office:value-type="float" office:value="3.2">
            <text:p>3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Kuracie prsia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akrely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11.6">
            <text:p>11.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andarinky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aslo - Flora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70">
            <text:p>7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aslo - Flora light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aslo - Veto (100g)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8">
            <text:p>3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lieko ovsené (ml)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2.5">
            <text:p>2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lieko polotučné - Wittmann (ml)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.5">
            <text:p>1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lieko Tesco trvanlivé polotučné (ml)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4.8">
            <text:p>4.8</text:p>
          </table:table-cell>
          <table:table-cell table:style-name="ce3" office:value-type="float" office:value="1.5">
            <text:p>1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rkva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úka hladká extra špeciál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72.8">
            <text:p>72.8</text:p>
          </table:table-cell>
          <table:table-cell table:style-name="ce3" office:value-type="float" office:value="1.3">
            <text:p>1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Olej olivový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Oriešky - Arašidy</text:p>
          </table:table-cell>
          <table:table-cell table:style-name="ce3" office:value-type="float" office:value="16.9">
            <text:p>16.9</text:p>
          </table:table-cell>
          <table:table-cell table:style-name="ce3" office:value-type="float" office:value="23.6">
            <text:p>23.6</text:p>
          </table:table-cell>
          <table:table-cell table:style-name="ce3" office:value-type="float" office:value="44.2">
            <text:p>44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aprika červená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aprika zelená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aradajka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aradajkový pretlak</text:p>
          </table:table-cell>
          <table:table-cell table:style-name="ce3" office:value-type="float" office:value="2.3">
            <text:p>2.3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ečienka kuracia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omaranče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ór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8.6">
            <text:p>8.6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eďkovka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0.1">
            <text:p>0.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ožky Active celozrnné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ožky Active pšeničné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ožok (1 ks = 40 g)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60.1">
            <text:p>60.1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yby - Filé z aljašskej tresky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yby - Sardinky v oleji</text:p>
          </table:table-cell>
          <table:table-cell table:style-name="ce3" office:value-type="float" office:value="24.1">
            <text:p>24.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.9">
            <text:p>13.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yby - Slede mexické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8.7">
            <text:p>28.7</text:p>
          </table:table-cell>
          <table:table-cell table:style-name="ce3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yža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8.9">
            <text:p>68.9</text:p>
          </table:table-cell>
          <table:table-cell table:style-name="ce3" office:value-type="float" office:value="3.34">
            <text:p>3.3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motana do kávy 10%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oja</text:p>
          </table:table-cell>
          <table:table-cell table:style-name="ce3" office:value-type="float" office:value="16.3">
            <text:p>16.3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0.8">
            <text:p>0.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yr Apetito Línia</text:p>
          </table:table-cell>
          <table:table-cell table:style-name="ce3" office:value-type="float" office:value="11.8">
            <text:p>11.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.8">
            <text:p>8.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yr Eidam 45%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24.5">
            <text:p>24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yr Karička fitnes s jogurtom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.5">
            <text:p>10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yr Niva 50%</text:p>
          </table:table-cell>
          <table:table-cell table:style-name="ce3" office:value-type="float" office:value="19.8">
            <text:p>19.8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26.5">
            <text:p>26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yrová pomazánka (hrubý odhad)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Šalát ľadový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1.9">
            <text:p>1.9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Šalát zemiakový</text:p>
          </table:table-cell>
          <table:table-cell table:style-name="ce3" office:value-type="float" office:value="1.9">
            <text:p>1.9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7.5">
            <text:p>17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Šampanské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Šampiňóny sterilizované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0.4">
            <text:p>0.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Špagety - bezvaječné - Cessi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69.8">
            <text:p>69.8</text:p>
          </table:table-cell>
          <table:table-cell table:style-name="ce3" office:value-type="float" office:value="1.3">
            <text:p>1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Šunka hydinová</text:p>
          </table:table-cell>
          <table:table-cell table:style-name="ce3" office:value-type="float" office:value="26.6">
            <text:p>26.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.9">
            <text:p>12.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Šunka kuracia jemná</text:p>
          </table:table-cell>
          <table:table-cell table:style-name="ce3" office:value-type="float" office:value="8.15">
            <text:p>8.15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6.8">
            <text:p>6.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ekvica obyčajná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0.2">
            <text:p>0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ofu - lahôdkové (AlfaBio)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ofu - natural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2.4">
            <text:p>2.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ofu - špeciál (AlfaBio)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ofu - udené - priemer</text:p>
          </table:table-cell>
          <table:table-cell table:style-name="ce3" office:value-type="float" office:value="16.6">
            <text:p>16.6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3.5">
            <text:p>3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ofu - udené (AlfaBio)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ofu - udené (Sojaprodukt)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varoh 2,5% (CBA)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2.5">
            <text:p>2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varoh bez tuku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4.4">
            <text:p>4.4</text:p>
          </table:table-cell>
          <table:table-cell table:style-name="ce3" office:value-type="float" office:value="0.8">
            <text:p>0.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varoh bez tuku (Danone)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varoh bez tuku (Oké)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Uhorka sterilizovaná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4.9">
            <text:p>4.9</text:p>
          </table:table-cell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Uhorka šalátová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0.2">
            <text:p>0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ajce Bielok (1 ks = 33 g)</text:p>
          </table:table-cell>
          <table:table-cell table:style-name="ce3" office:value-type="float" office:value="10.91">
            <text:p>10.91</text:p>
          </table:table-cell>
          <table:table-cell table:style-name="ce3" office:value-type="float" office:value="0.61">
            <text:p>0.61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ajce celé (1 ks = 50 g)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13.2">
            <text:p>13.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ajce Žĺtok (1 ks = 20 g)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32.5">
            <text:p>32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ermut sladký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.9">
            <text:p>15.9</text:p>
          </table:table-cell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Závin makový</text:p>
          </table:table-cell>
          <table:table-cell table:style-name="ce3" office:value-type="float" office:value="8.7">
            <text:p>8.7</text:p>
          </table:table-cell>
          <table:table-cell table:style-name="ce3" office:value-type="float" office:value="55.6">
            <text:p>55.6</text:p>
          </table:table-cell>
          <table:table-cell table:style-name="ce3" office:value-type="float" office:value="14.5">
            <text:p>14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Zelenina Wok + Chicken - Red Curry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.5">
            <text:p>1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Zelenina Wok + Noodles - Coconut &amp; Lim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4">
            <text:p>0.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Zelenina Wok + Noodles - Sweet Chilli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6">
            <text:p>0.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Zelenina Wok + Prawn - Ginger &amp; Garlic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.5">
            <text:p>1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Zelenina Wok Thai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Zelenina Wok Vietnames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Zemiaky 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">
            <text:p>0.3</text:p>
          </table:table-cell>
          <table:table-cell table:number-columns-repeated="1019"/>
        </table:table-row>
        <table:table-row table:style-name="ro3" table:number-rows-repeated="104845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day-of-week/>
      <number:text>, </number:text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date-style style:name="N115P0" style:volatile="true">
      <number:day/>
      <number:text>.</number:text>
      <number:month/>
      <number:text>.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2" number:min-integer-digits="1"/>
      <number:text> g</number:text>
    </number:number-style>
    <number:date-style style:name="N118P0" style:volatile="true">
      <number:day/>
      <number:text>.</number:text>
      <number:month/>
    </number:date-style>
    <number:text-style style:name="N118">
      <number:text-content/>
      <style:map style:condition="value()&gt;=0" style:apply-style-name="N118P0"/>
    </number:text-style>
    <number:number-style style:name="N119">
      <number:text>BMI: </number:text>
      <number:number number:decimal-places="1" number:min-integer-digits="1"/>
    </number:number-style>
    <number:number-style style:name="N120">
      <number:number number:decimal-places="2" number:min-integer-digits="1"/>
      <number:text> kcal</number:text>
    </number:number-style>
    <number:number-style style:name="N121">
      <number:number number:decimal-places="2" number:min-integer-digits="1"/>
      <number:text> kJ</number:text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5">15.07.2023</text:date>, <text:time>20:40:57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8:48:49.61</meta:creation-date>
    <dc:date>2023-07-15T20:40:57.32</dc:date>
    <meta:editing-duration>PT12M9S</meta:editing-duration>
    <meta:editing-cycles>5</meta:editing-cycles>
    <meta:generator>OpenOffice/4.1.14$Win32 OpenOffice.org_project/4114m1$Build-9811</meta:generator>
    <meta:document-statistic meta:table-count="3" meta:cell-count="464" meta:object-count="0"/>
  </office:meta>
</office:document-meta>
</file>